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 ABS, Idle, Roadworthiness</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ver the two days of 22/23 April 2014, I rode my motorcycle for approximately 800km on a variety of terrains. During this time, three problems were encountered.</text:p>
      <text:p text:style-name="Standard"/>
      <text:list xml:id="list5790683111" text:style-name="L1">
        <text:list-item>
          <text:p text:style-name="P5"><text:span text:style-name="T2">The ABS and Engine Malfunction Light</text:span><text:line-break/>I refer to the letter of 01 February 2014 regarding the ABS light and subsequent Engine Malfunction Light. At that time, it was suspected that the front wheel ABS sensor had been temporary blocked, resulting in the ABS light, failure of the ABS and the malfunction light requiring an ignition restart.<text:line-break/><text:line-break/>This is not true. This issue is not a matter of the sensor being temporarily blocked.<text:line-break/><text:line-break/>During the last two days, the ABS light has come on about five times (I lost count), resulting in failure of the ABS system and an ignition restart each time, all while traversing a rough surface terrain (loose wire?). On one of those occasions, I performed a manoeuvre that relies on the correct functioning of the ABS system and I had not realised that it had failed again. Fortunately, no disasters resulted.<text:line-break/><text:line-break/>I suspect there is an intermittent electrical problem on the ABS system.<text:line-break/></text:p>
        </text:list-item>
        <text:list-item>
          <text:p text:style-name="P5"><text:span text:style-name="T2">Failure to idle</text:span><text:line-break/>The engine will either not idle at all or will idle at an unreasonably low engine speed. This means that when the bike is idling, I must hold the throttle to maintain a running engine.<text:line-break/><text:line-break/>I have run the fuel tank dry and used a different fuel. This did not resolve the issue. The engine is otherwise running perfectly at other engine speeds. There is no power loss from the engine. I suspect an issue with the throttle position sensor is causing a poor idle.<text:line-break/></text:p>
        </text:list-item>
        <text:list-item>
          <text:p text:style-name="P5"><text:span text:style-name="T2">Red reflector</text:span><text:line-break/>The red reflector on the rear mudguard has fallen off. That's because it is held on by two poorly-designed clips. This is an issue of the operation of a roadworthy vehicle.</text:p>
        </text:list-item>
      </text:list>
      <text:p text:style-name="Standard"/>
      <text:p text:style-name="Standard"/>
      <text:p text:style-name="Standard">Sincer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4-23T20:09:47.99" text:fixed="true">23 April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5M14S</meta:editing-duration>
    <meta:editing-cycles>22</meta:editing-cycles>
    <meta:generator>LibreOffice/3.5$Linux_X86_64 LibreOffice_project/350m1$Build-2</meta:generator>
    <meta:initial-creator>Tony Morris</meta:initial-creator>
    <dc:date>2014-04-24T08:34:49</dc:date>
    <dc:creator>Tony Morris</dc:creator>
    <meta:document-statistic meta:table-count="0" meta:image-count="0" meta:object-count="0" meta:page-count="1" meta:paragraph-count="14" meta:word-count="345" meta:character-count="1999" meta:non-whitespace-character-count="1661"/>
  </office:meta>
</office:document-meta>
</file>